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f212" officeooo:paragraph-rsid="0019f212"/>
    </style:style>
    <style:style style:name="P2" style:family="paragraph" style:parent-style-name="Standard">
      <style:text-properties officeooo:paragraph-rsid="0019f212"/>
    </style:style>
    <style:style style:name="P3" style:family="paragraph" style:parent-style-name="Standard">
      <style:text-properties officeooo:rsid="001b58d7" officeooo:paragraph-rsid="001b58d7"/>
    </style:style>
    <style:style style:name="P4" style:family="paragraph" style:parent-style-name="Standard">
      <style:text-properties officeooo:rsid="001d4d60" officeooo:paragraph-rsid="001d4d60"/>
    </style:style>
    <style:style style:name="P5" style:family="paragraph" style:parent-style-name="Standard">
      <style:text-properties officeooo:rsid="0019f212" officeooo:paragraph-rsid="0019f212"/>
    </style:style>
    <style:style style:name="P6" style:family="paragraph" style:parent-style-name="Standard">
      <style:text-properties officeooo:rsid="001d4d60" officeooo:paragraph-rsid="001e09ae"/>
    </style:style>
    <style:style style:name="P7" style:family="paragraph" style:parent-style-name="Standard">
      <style:text-properties officeooo:rsid="001e09ae" officeooo:paragraph-rsid="001e09ae"/>
    </style:style>
    <style:style style:name="P8" style:family="paragraph" style:parent-style-name="Standard">
      <style:text-properties officeooo:paragraph-rsid="001e09ae"/>
    </style:style>
    <style:style style:name="P9" style:family="paragraph" style:parent-style-name="Standard">
      <style:text-properties officeooo:rsid="001f0d56" officeooo:paragraph-rsid="001f0d56"/>
    </style:style>
    <style:style style:name="P10" style:family="paragraph" style:parent-style-name="Standard">
      <style:text-properties officeooo:rsid="0020ec62" officeooo:paragraph-rsid="0020ec62"/>
    </style:style>
    <style:style style:name="P11" style:family="paragraph" style:parent-style-name="Standard">
      <style:text-properties officeooo:rsid="0021e11f" officeooo:paragraph-rsid="0021e11f"/>
    </style:style>
    <style:style style:name="P12" style:family="paragraph" style:parent-style-name="Standard">
      <style:text-properties officeooo:rsid="0023a427" officeooo:paragraph-rsid="0023a427"/>
    </style:style>
    <style:style style:name="P13" style:family="paragraph" style:parent-style-name="Standard">
      <style:text-properties officeooo:rsid="0027d8df" officeooo:paragraph-rsid="0027d8df"/>
    </style:style>
    <style:style style:name="P14" style:family="paragraph" style:parent-style-name="Standard">
      <style:text-properties officeooo:rsid="002939f4" officeooo:paragraph-rsid="002939f4"/>
    </style:style>
    <style:style style:name="P15" style:family="paragraph" style:parent-style-name="Standard">
      <style:text-properties officeooo:rsid="002a6578" officeooo:paragraph-rsid="002a6578"/>
    </style:style>
    <style:style style:name="P16" style:family="paragraph" style:parent-style-name="Standard">
      <style:text-properties officeooo:rsid="002c24c9" officeooo:paragraph-rsid="002c24c9"/>
    </style:style>
    <style:style style:name="P17" style:family="paragraph" style:parent-style-name="Standard">
      <style:text-properties officeooo:rsid="002cfb28" officeooo:paragraph-rsid="002cfb28"/>
    </style:style>
    <style:style style:name="P18" style:family="paragraph" style:parent-style-name="Standard">
      <style:text-properties officeooo:rsid="002edece" officeooo:paragraph-rsid="002edece"/>
    </style:style>
    <style:style style:name="P19" style:family="paragraph" style:parent-style-name="Standard">
      <style:text-properties officeooo:rsid="002ef7e0" officeooo:paragraph-rsid="002ef7e0"/>
    </style:style>
    <style:style style:name="P20" style:family="paragraph" style:parent-style-name="Standard">
      <style:text-properties officeooo:rsid="002f7dff" officeooo:paragraph-rsid="002f7dff"/>
    </style:style>
    <style:style style:name="P21" style:family="paragraph" style:parent-style-name="Standard">
      <style:text-properties officeooo:rsid="0031c8f7" officeooo:paragraph-rsid="0031c8f7"/>
    </style:style>
    <style:style style:name="P22" style:family="paragraph" style:parent-style-name="Standard">
      <style:text-properties officeooo:rsid="00332f6b" officeooo:paragraph-rsid="00332f6b"/>
    </style:style>
    <style:style style:name="T1" style:family="text">
      <style:text-properties officeooo:rsid="001d4d60"/>
    </style:style>
    <style:style style:name="T2" style:family="text">
      <style:text-properties officeooo:rsid="001e09ae"/>
    </style:style>
    <style:style style:name="T3" style:family="text">
      <style:text-properties officeooo:rsid="001f0d56"/>
    </style:style>
    <style:style style:name="T4" style:family="text">
      <style:text-properties officeooo:rsid="0020ec62"/>
    </style:style>
    <style:style style:name="T5" style:family="text">
      <style:text-properties officeooo:rsid="0021e11f"/>
    </style:style>
    <style:style style:name="T6" style:family="text">
      <style:text-properties officeooo:rsid="0023a427"/>
    </style:style>
    <style:style style:name="T7" style:family="text">
      <style:text-properties officeooo:rsid="002939f4"/>
    </style:style>
    <style:style style:name="T8" style:family="text">
      <style:text-properties officeooo:rsid="002c24c9"/>
    </style:style>
    <style:style style:name="T9" style:family="text">
      <style:text-properties officeooo:rsid="002cfb28"/>
    </style:style>
    <style:style style:name="T10" style:family="text">
      <style:text-properties officeooo:rsid="002edece"/>
    </style:style>
    <style:style style:name="T11" style:family="text">
      <style:text-properties officeooo:rsid="002ef7e0"/>
    </style:style>
    <style:style style:name="T12" style:family="text">
      <style:text-properties officeooo:rsid="003056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ie 1:</text:p>
      <text:p text:style-name="P1">Sehr geehrte Damen und Herren, </text:p>
      <text:p text:style-name="P1">mein Name ist William Mendat, ich studiere momentan an der Hochschule Offenburg, im Siebten Semester und ich präsentiere Ihnen heute das Thema „C++ und Performance“, viel Spaß.</text:p>
      <text:p text:style-name="P1"/>
      <text:p text:style-name="P1">Folie 2:</text:p>
      <text:p text:style-name="P1">Kurz zu dem Inhaltsverzeichnes – hier können Sie eine Übersicht darüber sehen welche Kapitel heute in dieser Präsentation Behandelt werden.</text:p>
      <text:p text:style-name="P2"/>
      <text:p text:style-name="P1">Folie 3:</text:p>
      <text:p text:style-name="P1">Wie Sie alle wissen, ist Software ein Ständiger begleiter unseres Lebens, Sei es nun in den Unzähligen Microcontroller in einem Auto oder in einem Videospiel um nach einem Langen arbeitstag abzuschalten. Aufgrund dessen ist es für Software heutzutage sehr Wichtig neben Logischer Korrektheit auch noch schnell zu sein. Das kann mit dem Upgrade von C namens C++ sehr gut erreicht werden. Jedoch scheuen sich viele davor mit dieser Sprache zu Programmieren, denn sie ist ein Fluch und Segen zugleich. Sie enthält die Nähe zur Hardware wie C und hat zudem auch noch die Vorteile einer Höhreren Programmiersprache. Um jedoch Performant Programmieren zu können muss man sich an ein paar Prinzipien Halten – sehr Wichtig hierbei das Zero Overhead Prizip oder auch man bezahlt nicht für das was man nicht braucht.</text:p>
      <text:p text:style-name="P2"/>
      <text:p text:style-name="P3">Folie 4: </text:p>
      <text:p text:style-name="P3">Kontrovers soll jedoch mit dem Take Four Problem angefangen werden. Sie sehen hier 6 Qualitätsmerkmale, die in einer Software Repräsnetiert werden können. Jedoch besteht zwischen diesen 6 merkmalen ein Problem, denn sie Schließen sich gegenseitig aus. <text:span text:style-name="T1">Ist ja auch Logisch – denn das Program wird schneller wenn man nicht jeden Pointer auf null abfragt wird. Deswegen muss schon im Vorfeld bestimmt werden auf welche 4 merkmale sich fokusiert wird.</text:span></text:p>
      <text:p text:style-name="P3"/>
      <text:p text:style-name="P4">Folie 5: </text:p>
      <text:p text:style-name="P6">Kommen wir nun zum ersten Themen wodurch Performance gewonnen werden kann – und zwar templates. Templates bieten einige Vorteile – man kann damit Dynamische Typen erstellen ohne Jegliche Performance zu verlieren. Nicht nur dass sondern werden sie auch zur Compile zeit erstellt und werden auch gar nicht erst erzeugt wenn dieses nicht benutzt werden. <text:span text:style-name="T2">Jedoch gibt es bei Templates ein problem undzwar dass diese Unleserlich sind und seltsame Fehlermeldungen hervorbringen</text:span></text:p>
      <text:p text:style-name="P6"/>
      <text:p text:style-name="P6"><text:span text:style-name="T2">Folie 6:</text:span></text:p>
      <text:p text:style-name="P8"><text:span text:style-name="T2">Dadurch das Templates zur Compile Zeit instanziiert werden, können mittels Statischen Variablen berechnungen zur Compile zeit berechnet werden. Wie sie auf dieser Folie sehen können, kann mittels diesem Tricks zum Beispiel die Summer von 5 Berechnet werden. </text:span></text:p>
      <text:p text:style-name="P8"/>
      <text:p text:style-name="P7">Folie 7:</text:p>
      <text:p text:style-name="P7">Wie schon erwähnt ist sind Templates recht schwer zu lesen. <text:span text:style-name="T3">Mit C++ 11 kam dann das constexpression keyword mit dem es dann möglich war manche Berechnungen auf die Compilezeit auszulagern, so kann der gleiche effekt erreicht werden wie mit den Templates und dass auch noch sehr leserlich.</text:span></text:p>
      <text:p text:style-name="P7"/>
      <text:p text:style-name="P9">Folie 8: </text:p>
      <text:p text:style-name="P9">Kommen wir nun zum Speicher management. Wenn es eine Sache gibt die von immensehr wichtigkeit ist, dann ist es der Speicher, denn im endeffekt liegen alle variablen im Speicher. Dabei gibt es zwei möglichkeiten Objekte zu speichern. Einmal auf dem Stack und auf dem Heap. Das besondere an C++ ist hierbei, dass der Programmierer die freie Entscheidung hat ob diese auf dem Stack oder auf dem Heap gespeichert werden soll. Sobald das „new“ keywort verwendet wird, wird <text:soft-page-break/>das Objekt auf dem Heap gespeichert. <text:span text:style-name="T4">Eine Heap speicherung isz aber aus Performance Sicht schlecht aus 2 Gründen. Zum einen muss Frischer Speicher angefordert werden, was gleich besser erklärt wird und zum anderen können Cache misses entstehen, wie mittels einem 2 dimesionalem array dargestellt werden soll.</text:span></text:p>
      <text:p text:style-name="P10">Wie zu sehen ist liegen die einzelnen Adressen sehr weit aus einander. <text:line-break/>Kurze anmerkung hierzu – man sollte mit einem Mehrdimsionalem array auf dem Heap arbeiten.</text:p>
      <text:p text:style-name="P10"/>
      <text:p text:style-name="P10">Folie 9:</text:p>
      <text:p text:style-name="P10">Objekte auf dem Heap zu speichern ist keine Triviale sache. </text:p>
      <text:p text:style-name="P10">Wie sie sicherlich wissen besitzt jeder Thread einen eigenen Stack jedoch existiert nur ein Globaler, <text:span text:style-name="T5">dieser muss dann komplett synchronisiert werden. Zudem müssen ständig Objekte verschiedenster größe verwaltet werden, außerdem soll der speicher nicht über die zeit verschlechtern und zu guter letzt muss wenn kein speicher mehr vorhanden ist ganz runter zum kernel gegangen. All das muss beachtet werden und am besten noch sehr effizient </text:span></text:p>
      <text:p text:style-name="P10"/>
      <text:p text:style-name="P11">Folie 10: </text:p>
      <text:p text:style-name="P11">Hier mal ein kleiner Benchmark den ich durchgeführt habe. Dabei habe ich jeweil immer ein 2 dimensionales Array der größe 10x10 sowohl auf dem Stack als auch auf dem Heap abgelegt. Wie zu sehen ist braucht der heap bei 40000 durchgängen schon doppelt so lange wie der stack</text:p>
      <text:p text:style-name="P11"/>
      <text:p text:style-name="P11">Folie 11:</text:p>
      <text:p text:style-name="P11">Zusammengefasst zuweisungen auf dem Heap sind nicht trivial. Aber es wird bei der verwendung des new keywords auch nur die normale malloc funktion von C benutzt. Diese ist eine Standard funktion und natürlich auf nichts optimiert. In C++ hat der Programmierung die Möglichkeit das New Keyword mit einer eigenen Implementation zu überschreiben. <text:span text:style-name="T6">Zum Beispiel könnte man sich zu anfang den Programms so viel speicher direkt zu holen und dort alle Objekte zu verwalten. <text:line-break/>Es gibt auch externe Möglichkeiten wie zum Beispiel TcMalloc von Google die man benutzen kann. Alles im alle sollte aber so oft wie möglich der stack verwändet werden</text:span></text:p>
      <text:p text:style-name="P11"/>
      <text:p text:style-name="P12">Folie 12:</text:p>
      <text:p text:style-name="P13">Was sind Temporäre Objekte und warum sind diese Schlecht? Nun bevor diese Frage geklärt werden kann sollte zuerst <text:span text:style-name="T7">geklärt werden was lvalues und rvalues sind. Um es einfach zu halten kann man sich die frage Stellen ob man von etwas die Adresse hat oder nicht. Wenn man keine Adresse hat, dann ist es eine rvalue. Das ist wichtig zu wissen da rvalues in vielen fällen in Temporären objekten resultieren. Temporäre Objekte werden nur erzeugt um die daten dann weiter zu reichen. Wenn es sich nun um ein Komplexes Objekt handelt welches auf dem Heap abgelegt werden muss, leidet darunter die Performance. </text:span></text:p>
      <text:p text:style-name="P14">Sie könnnen hier eine eigenimplementation von einer String klasse sehen und eine Weitere klasse Person die eine Const reference von der String klasse erwartet. Wenn Person jz mit einem rvalue initialisiert wird, wird das Objekt erst erzeugt nur um dann in m_name reinkopiert zu werden.</text:p>
      <text:p text:style-name="P14"/>
      <text:p text:style-name="P15">Folie 13:</text:p>
      <text:p text:style-name="P15">Es gibt 2 arten von Kopieren ein mal eine Flache und eine Tiefe kopie. Bei einer Flachen Kopie zeigt einfach ein Poiter auf das schon existierende Objekt. Bei der Tiefen kopie wird ein Komplett neuer Buffer angelegt. Wenn es sich um ein Komplexes objekt wie einem String handelt muss neuer Speicher auf dem Heap allokiert werden. Exemplarisch wird dafür die String Klasse um einen Kopier Konstruktor erweitert. Wie zu sehen ist muss dafür wieder speicher auf dem Heap zugeordnet werden, was eine Kopie doch sehr teuer macht. <text:s/></text:p>
      <text:p text:style-name="P15">Meistens wird ein Kopie erzeugt beim Übergeben an eine Funktion, deswegen sollte immer da wo es geht mittel einer Const reference Übergeben werden.</text:p>
      <text:p text:style-name="P11"/>
      <text:p text:style-name="P11"/>
      <text:p text:style-name="P15"><text:soft-page-break/>Folie 14: </text:p>
      <text:p text:style-name="P15">Kommen wir nun zu Runtime Typ Identification, welches verwendet wird um sicher zwischen klassenhirachien <text:span text:style-name="T8">zu casten – zum beispeil von einer basis klasse in eine unterklass. Jedoch bring dass Unnötigen Overhead mittels Metadata mit sich und die Überprüfung mittels dynamic_cast findet zu laufzeit statt. Dies ist im Endeffekt unnötig da auf alternativen zurückgegriffen werden kann und sollte somit soweit es geht ausgestellt werden.</text:span></text:p>
      <text:p text:style-name="P15"/>
      <text:p text:style-name="P16">Folie 15:</text:p>
      <text:p text:style-name="P16">Fehlerbehandlungen.. ein lästiges Thema wenn es um die Prformance geht. Fehlerbehandlungen finden zu laufzeit statt und sind nicht wirklich relevant für die logik eines Programms, dennoch essentiell für eine Software.</text:p>
      <text:p text:style-name="P16"/>
      <text:p text:style-name="P16">Folie 16:</text:p>
      <text:p text:style-name="P16">Bei Fehlerbehandlungen gibt es mindestens die zwei möglichkeiten einen Status code zurück zu geben oder eine Exception zu werfen. <text:span text:style-name="T9">Exceptions haben nennenswerte vorteile – wie zum Beispiel dass diese den eigentlich Code und die Fehlerbehandlung seperieren, was den Code leserlicher macht oder auch das ein Fehler nicht ignoriert werden kann. Jedoch muss gesagt werden, dass Exceptions extrem schlecht für die Performance sind, da diese mittels RTTI ermittelt werden müssen und auch Dynamisch auf dem Heap erzeugt werden müssen – was für eine simple fehlerbehandlung doch sehr teuer ist.</text:span></text:p>
      <text:p text:style-name="P16"/>
      <text:p text:style-name="P17">Folie 17:</text:p>
      <text:p text:style-name="P17">Exceptions sind zwar sehr langsam, bieten aber nennenswerte Vorteile, deswegen könnte man einen Kompromiss zwischen Status codes und Exceptions machen. Der kompromiss lautet Expected. Die Idee dahinter ist es <text:span text:style-name="T10">die Exception und den erwarteten typen in einem Union zu speichern, damit das Zero overhead prinzip nicht verletzt wird und anstatt die Exception zu werfen gibt man diese wie mittels return zurück. Diese Template klasse hat dann auch eine Funtkion namens „HasError“ womit überprüft werden kann ob es zu einer Exception kam.</text:span></text:p>
      <text:p text:style-name="P17"/>
      <text:p text:style-name="P18">Folie 18:</text:p>
      <text:p text:style-name="P18">Hier können Sie den Unterschied zwischen den 3 Fehlerbehandlungen sehen. Zu erkennen ist dass der Status Code immer noch am Besten abschneidet aber der unterschied zu Expected ist nicht so enorm wie zu Exceptions.</text:p>
      <text:p text:style-name="P18"/>
      <text:p text:style-name="P18">Folie 19:</text:p>
      <text:p text:style-name="P18">Vielen ist das gar nicht so bewusst, da man diesen Fakt in Sprachen wie Java oder Python nicht wirklich sieht aber Strings sind Problematisch für die Performance. Strings werden oft behandelt als wären sie Primitive Datentypen wie int oder Float, dem ist aber nicht so. Tatsache ist das Strings auf dem Heap gespeichert werden. <text:span text:style-name="T11">Zudem verursachen viele Operationen mit Strings noch mehr Heap speicherungen. Ein weiteres Problem ist es das Strings viele Kopien verursachen. Um zu verdeutlichen wie Problematisch das hantieren mit Strings ist, sehen sie hier eine Kleine Sequence und ich wollte sie mal kurz fragen was sie glauben wie oft new aufgerufen wird.</text:span></text:p>
      <text:p text:style-name="P18"/>
      <text:p text:style-name="P19">Folie 20:</text:p>
      <text:p text:style-name="P20">Natürlich ist die string klasse im Standard komplexer und bietet mehr Features, wie auch Optimierungen. Eine Optimierung nennt sich Small string Otimization und wurde mit dem C++ 11 Standard eingeführt. Dadurch werden Strings bis zu 15 Charaktern nicht auf dem Heap allokiert und sie als Programmierer müssen dafür nichts extra machen.</text:p>
      <text:p text:style-name="P18"/>
      <text:p text:style-name="P20"/>
      <text:p text:style-name="P20"/>
      <text:p text:style-name="P20"/>
      <text:p text:style-name="P20"><text:soft-page-break/>Folie 21:</text:p>
      <text:p text:style-name="P20">Eine weitere Möglichkeit wäre die string_view klasse, welche mit C++ 17 in den Standard eingeführt wurde, die sozusagen einen Konstanten string darstellt, sie besteht im inneren nur aus einem Pointer und einem Int für die Länge. Wie der name schon sagt ermöglicht diese klasse nur einen einblick in den String und erlaubt es nicht diesen zu verändern.</text:p>
      <text:p text:style-name="P20"/>
      <text:p text:style-name="P20">Folie 22:</text:p>
      <text:p text:style-name="P20">Die Letzte Optimierung <text:span text:style-name="T12">die ich ihnen Vorstellen möchte, ist die Reserve funktion, die nicht unbedingt exklusive für die string klasse vorbehalten ist aber trotzdem dafür genutzt werden kann. Wenn die Größe des Strings bekannt ist kann einmal diese soviele bytes für diesen String reserviert werden und dann die Strings zusammengefügt werden. Wie sie sehen ist dieser ansatzt schneller als einfach so alles zusammenzufügen.</text:span></text:p>
      <text:p text:style-name="P20"/>
      <text:p text:style-name="P21">Folie 23:</text:p>
      <text:p text:style-name="P21">Wie im Kapitel Temporäre Objekte erwähnt werden solche objekte nur erzeugt um dann die daten wo anders hinzu kopieren. Dafür kam im C++ 11 -standart eine abhilfe mittels den Move semantiken. Anstatt den Inhalt zu Kopieren wird von dem schon erzeugten Objektes der Inhalt geklaut. Um von diesem Feature Gebrauch machen zu können muss die klasse einen Move konstruktor, der eine rvalue reference erwartet implementieren. Wie zu sehen ist muss hierfür nicht wieder zum heap gegangen werden sondern es werden einzig und alleine die pointer umorientiert. Um nochmal das Beispiel von eben aufzurufen, wird nur noch 3 mal mit der Verwendung von move Semantiken New aufgerufen. Allein durch dieses feature konnten wir die anzahl an new aufrufen halbieren.</text:p>
      <text:p text:style-name="P21"/>
      <text:p text:style-name="P21">Folie 24: </text:p>
      <text:p text:style-name="P21">Eine kleine Demo….</text:p>
      <text:p text:style-name="P21"/>
      <text:p text:style-name="P21">Folie 25:</text:p>
      <text:p text:style-name="P22">C++ ist eine sehr Komplexe Sprache und sie wird noch komplexer beim Versuch Performant zu schreiben. Zudem kann man zu diesem Thema auch ganze Bücher schreiben und dieser Vortrag sollte eher nur als kleiner Einblick in die Thematik gesehen werden. Jedoch ist zu sagen, dass durch die einhaltung der Vorgestellten tipps schonmal gut angefangen ist.<text:line-break/>Damit bedanke ich mich für ihre Aufmerksamkeit und stehe ihnen noch für fragen zur Verfügung.</text:p>
      <text:p text:style-name="P17"/>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4T08:56:53.289000000</meta:creation-date>
    <dc:date>2021-10-04T18:43:04.127000000</dc:date>
    <meta:editing-duration>PT36M49S</meta:editing-duration>
    <meta:editing-cycles>6</meta:editing-cycles>
    <meta:generator>LibreOffice/7.0.1.2$Windows_X86_64 LibreOffice_project/7cbcfc562f6eb6708b5ff7d7397325de9e764452</meta:generator>
    <meta:document-statistic meta:table-count="0" meta:image-count="0" meta:object-count="0" meta:page-count="4" meta:paragraph-count="55" meta:word-count="1838" meta:character-count="11690" meta:non-whitespace-character-count="9883"/>
  </office:meta>
</office:document-meta>
</file>